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P1" style:family="paragraph" style:parent-style-name="Standard">
      <style:text-properties fo:font-size="12.5500001907349pt" officeooo:rsid="0006c166" officeooo:paragraph-rsid="0006c166" style:font-size-asian="11pt" style:font-size-complex="12.5500001907349pt"/>
    </style:style>
    <style:style style:name="P2" style:family="paragraph" style:parent-style-name="Standard" style:list-style-name="L1">
      <style:text-properties fo:font-size="12.5500001907349pt" officeooo:rsid="0006c166" officeooo:paragraph-rsid="0006c166" style:font-size-asian="11pt" style:font-size-complex="12.5500001907349pt"/>
    </style:style>
    <style:style style:name="P3" style:family="paragraph" style:parent-style-name="Standard" style:list-style-name="L1">
      <style:text-properties fo:font-size="12.5500001907349pt" officeooo:rsid="00072d78" officeooo:paragraph-rsid="00072d78" style:font-size-asian="11pt" style:font-size-complex="12.5500001907349pt"/>
    </style:style>
    <style:style style:name="P4" style:family="paragraph" style:parent-style-name="Standard">
      <style:text-properties fo:font-size="12.5500001907349pt" officeooo:rsid="00072d78" officeooo:paragraph-rsid="00072d78" style:font-size-asian="11pt" style:font-size-complex="12.5500001907349pt"/>
    </style:style>
    <style:style style:name="P5" style:family="paragraph" style:parent-style-name="Standard" style:list-style-name="L1">
      <style:text-properties fo:font-size="12.5500001907349pt" officeooo:rsid="00092c96" officeooo:paragraph-rsid="00092c96" style:font-size-asian="11pt" style:font-size-complex="12.5500001907349pt"/>
    </style:style>
    <style:style style:name="P6" style:family="paragraph" style:parent-style-name="Standard">
      <style:text-properties fo:font-size="12.5500001907349pt" officeooo:rsid="00092c96" officeooo:paragraph-rsid="00092c96" style:font-size-asian="11pt" style:font-size-complex="12.5500001907349pt"/>
    </style:style>
    <style:style style:name="P7" style:family="paragraph" style:parent-style-name="Standard" style:list-style-name="L1">
      <style:text-properties fo:font-size="12.5500001907349pt" officeooo:rsid="000ba727" officeooo:paragraph-rsid="000ba727" style:font-size-asian="11pt" style:font-size-complex="12.5500001907349pt"/>
    </style:style>
    <style:style style:name="P8" style:family="paragraph" style:parent-style-name="Standard">
      <style:text-properties fo:font-size="12.5500001907349pt" officeooo:rsid="000ba727" officeooo:paragraph-rsid="000ba727" style:font-size-asian="11pt" style:font-size-complex="12.5500001907349pt"/>
    </style:style>
    <style:style style:name="T1" style:family="text">
      <style:text-properties officeooo:rsid="000796ea"/>
    </style:style>
    <style:style style:name="T2" style:family="text">
      <style:text-properties officeooo:rsid="000ab132"/>
    </style:style>
    <style:style style:name="T3" style:family="text">
      <style:text-properties officeooo:rsid="000c7316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016649007643636" text:style-name="L1">
        <text:list-item>
          <text:p text:style-name="P2">Module.expports, exports</text:p>
          <text:list>
            <text:list-item>
              <text:p text:style-name="P2">application에 최종적으로 내보내지는 것은 module.exports다. exports는 초기 단계에서 속성을 추가할 수 있는 빈 객체인 module.exports의 전역 참조 역할을 하고 있다. exports에 다른 값이 할당되면 exports는 module.exports를 가리키지 않고 참조가 깨진다. 참조 관계를 유지하려면 module.exports = exports = myModule;로 다시 reference를 대입하면 된다.</text:p>
            </text:list-item>
          </text:list>
        </text:list-item>
      </text:list>
      <text:p text:style-name="P1"/>
      <text:list xml:id="list80829101123445" text:continue-numbering="true" text:style-name="L1">
        <text:list-item>
          <text:p text:style-name="P5">Node module search</text:p>
          <text:list>
            <text:list-item>
              <text:p text:style-name="P3">Node는 module을 찾을 때, 기본 모듈인지 먼저 판단하고 기본 모듈이 아니면 가까운 위치부터 상위까지 node_modules directory가 있는지를 판단한 다음 찾는 모듈이 node_modules directory에 있으면 모듈을 반환하고 없으면 최상위 <text:span text:style-name="T1">node_modules directory까지 찾는다. 최상위 node_modules directory에도 없으면 NODE_PATH 환경 변수에 지정된 path에서 찾고 없으면 예외를 발생한다.</text:span></text:p>
            </text:list-item>
          </text:list>
        </text:list-item>
      </text:list>
      <text:p text:style-name="P4"/>
      <text:list xml:id="list80828033818382" text:continue-numbering="true" text:style-name="L1">
        <text:list-item>
          <text:p text:style-name="P5">node는 module을 객체 형태로 cache한다. application의 두 파일에서 같은 module을 이용하는 경우 첫 번째 호출 시 module을 application의 memory 영역에 저장한다. 따라서 두 번째 호출부터 모듈의 소스 파일에 접근하여 확인하는 과정이 필요 없다.</text:p>
        </text:list-item>
      </text:list>
      <text:p text:style-name="P6"/>
      <text:list xml:id="list80827618392919" text:continue-numbering="true" text:style-name="L1">
        <text:list-item>
          <text:p text:style-name="P5">몽키 패칭</text:p>
          <text:list>
            <text:list-item>
              <text:p text:style-name="P5">실행 중 동적으로 속성을 변경한다.(<text:span text:style-name="T2">cache된 데이터를 직접 변경</text:span>) 하나의 모듈을 다르게 행동하도록 수정할 수 있게 하여 개발자가 새로운 버전의 모듈을 다시 만들 필요가 없다.</text:p>
            </text:list-item>
          </text:list>
        </text:list-item>
      </text:list>
      <text:p text:style-name="P6"/>
      <text:list xml:id="list80828164147627" text:continue-numbering="true" text:style-name="L1">
        <text:list-item>
          <text:p text:style-name="P7">Callback, eventListener</text:p>
          <text:list>
            <text:list-item>
              <text:p text:style-name="P7">callback : 일반적으로 일회성 응답에 대한 로직을 정의하는데 사용</text:p>
            </text:list-item>
            <text:list-item>
              <text:p text:style-name="P7">eventListener : 기본적으로 개념적인 요소(event)에 연관된 callback<text:span text:style-name="T3">(event와 event가 발생할 때마다 실행되는 callback function과의 연관 관계)</text:span></text:p>
            </text:list-item>
          </text:list>
        </text:list-item>
      </text:list>
      <text:p text:style-name="P8"/>
      <text:list xml:id="list80827575519850" text:continue-numbering="true" text:style-name="L1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나눔고딕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나눔고딕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01:48:18.428764938</meta:creation-date>
    <dc:date>2016-08-20T08:08:27.059365773</dc:date>
    <meta:editing-duration>PT19M11S</meta:editing-duration>
    <meta:editing-cycles>7</meta:editing-cycles>
    <meta:generator>LibreOffice/5.0.6.2$Linux_X86_64 LibreOffice_project/00$Build-2</meta:generator>
    <meta:document-statistic meta:table-count="0" meta:image-count="0" meta:object-count="0" meta:page-count="1" meta:paragraph-count="11" meta:word-count="465" meta:character-count="991" meta:non-whitespace-character-count="825"/>
  </office:meta>
</office:document-meta>
</file>